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terationsplan v.20 (Iteration 5)</text:h>
      <text:p text:style-name="Text_20_body">Namn: Henrik Gabrielsson</text:p>
      <text:p text:style-name="Text_20_body">Kurs: Individuellt mjukvaruutvecklingsprojekt 7,5 hp</text:p>
      <text:p text:style-name="Text_20_body"/>
      <text:h text:style-name="Heading_20_2" text:outline-level="2">Analys av föregående iteration</text:h>
      <text:p text:style-name="Text_20_body">Förra iterationen gick riktigt bra, och jag känner att jag nästan är klar med singleplayer-delen av spelet. Jag löste dessutom de flesta äldre collision detection-buggar som jag haft problem med under en längre tid. Tyvärr upptäckte jag under testningen att det inte går att slå ihjäl fiender trots att det fungerade tidigare i veckan. Detta får jag lösa under nästa iteration. </text:p>
      <text:p text:style-name="Text_20_body">Jag fortsatte också dela upp koden på ett mer logiskt sätt och har börjat dokumentera koden i javadocs, vilket känns bra. Nu står det lite tydligare vad de olika funktionerna har för syfte.</text:p>
      <text:p text:style-name="Text_20_body"/>
      <text:h text:style-name="Heading_20_2" text:outline-level="2">Tidsrapport v.19</text:h>
      <text:p text:style-name="Text_20_body">Se kalkylbladet Tidsrapport_v19.</text:p>
      <text:p text:style-name="Text_20_body"/>
      <text:h text:style-name="Heading_20_2" text:outline-level="2">Mål</text:h>
      <text:p text:style-name="Text_20_body">Kommande vecka ska försöka bli klar med singleplayer-delen och göra en hel del refactoring för att underlätta arbetet med att skapa multiplayer-funktionalitet. Troligtvis kommer jag också försöka skapa så mycket grafik till spelet som möjligt under denna vecka.</text:p>
      <text:p text:style-name="Text_20_body">Jag ska nog lite smått börja med multiplayerdelen också.</text:p>
      <text:p text:style-name="Text_20_body">Se kalkylbladet Tidsrapport_v20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enrik Gabrielsson</meta:initial-creator>
    <meta:creation-date>2014-04-06T10:18:44.59</meta:creation-date>
    <dc:date>2014-05-11T13:20:57.73</dc:date>
    <dc:creator>Henrik Gabrielsson</dc:creator>
    <meta:editing-duration>PT4H5M51S</meta:editing-duration>
    <meta:editing-cycles>100</meta:editing-cycles>
    <meta:generator>OpenOffice/4.0.1$Win32 OpenOffice.org_project/401m5$Build-9714</meta:generator>
    <meta:document-statistic meta:table-count="0" meta:image-count="0" meta:object-count="0" meta:page-count="1" meta:paragraph-count="12" meta:word-count="166" meta:character-count="1106"/>
  </office:meta>
</office:document-meta>
</file>